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6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64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1854in"/>
    </style:style>
    <style:style style:name="co7" style:family="table-column">
      <style:table-column-properties fo:break-before="auto" style:column-width="0.9902in"/>
    </style:style>
    <style:style style:name="co8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>
      <style:table-cell-properties fo:background-color="#cccccc"/>
    </style:style>
    <style:style style:name="ce4" style:family="table-cell" style:parent-style-name="Default" style:data-style-name="N3">
      <style:text-properties fo:color="#800000"/>
    </style:style>
    <style:style style:name="ce5" style:family="table-cell" style:parent-style-name="Default" style:data-style-name="N3">
      <style:text-properties fo:color="#ff6600"/>
    </style:style>
    <style:style style:name="ce6" style:family="table-cell" style:parent-style-name="Default" style:data-style-name="N3">
      <style:text-properties fo:color="#ff0000"/>
    </style:style>
    <style:style style:name="ce7" style:family="table-cell" style:parent-style-name="Default" style:data-style-name="N122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/>
          <table:table-cell table:style-name="ce2" office:value-type="string" calcext:value-type="string" table:number-columns-spanned="2" table:number-rows-spanned="1">
            <text:p>train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Column name</text:p>
          </table:table-cell>
          <table:table-cell table:style-name="ce2" office:value-type="string" calcext:value-type="string" table:number-columns-spanned="2" table:number-rows-spanned="1">
            <text:p>Count unique</text:p>
          </table:table-cell>
          <table:covered-table-cell/>
          <table:table-cell office:value-type="string" calcext:value-type="string">
            <text:p>test without tra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0428967" calcext:value-type="float">
            <text:p>40428967</text:p>
          </table:table-cell>
          <table:table-cell office:value-type="float" office:value="4577464" calcext:value-type="float">
            <text:p>4577464</text:p>
          </table:table-cell>
          <table:table-cell table:number-columns-repeated="4"/>
          <table:table-cell office:value-type="string" calcext:value-type="string">
            <text:p>NULL</text:p>
          </table:table-cell>
          <table:table-cell table:formula="of:=&quot;&quot;&quot;&quot; &amp; [.H3] &amp; &quot;&quot;&quot;,&quot;" office:value-type="string" office:string-value="&quot;NULL&quot;," calcext:value-type="string">
            <text:p>"NULL",</text:p>
          </table:table-cell>
        </table:table-row>
        <table:table-row table:style-name="ro1">
          <table:table-cell office:value-type="string" calcext:value-type="string">
            <text:p>click</text:p>
          </table:table-cell>
          <table:table-cell office:value-type="float" office:value="2" calcext:value-type="float">
            <text:p>2</text:p>
          </table:table-cell>
          <table:table-cell table:style-name="ce3"/>
          <table:table-cell table:number-columns-repeated="4"/>
          <table:table-cell office:value-type="string" calcext:value-type="string">
            <text:p>numeric</text:p>
          </table:table-cell>
          <table:table-cell table:formula="of:=&quot;&quot;&quot;&quot; &amp; [.H4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hour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numeric</text:p>
          </table:table-cell>
          <table:table-cell table:formula="of:=&quot;&quot;&quot;&quot; &amp; [.H5] &amp; &quot;&quot;&quot;,&quot;" office:value-type="string" office:string-value="&quot;numeric&quot;," calcext:value-type="string">
            <text:p>"numeric",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banner_po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id</text:p>
          </table:table-cell>
          <table:table-cell office:value-type="float" office:value="4737" calcext:value-type="float">
            <text:p>4737</text:p>
          </table:table-cell>
          <table:table-cell office:value-type="float" office:value="2825" calcext:value-type="float">
            <text:p>28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603" calcext:value-type="float">
            <text:p>1603</text:p>
          </table:table-cell>
          <table:table-cell table:style-name="ce5" office:value-type="float" office:value="2356" calcext:value-type="float">
            <text:p>2356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domain</text:p>
          </table:table-cell>
          <table:table-cell office:value-type="float" office:value="7745" calcext:value-type="float">
            <text:p>7745</text:p>
          </table:table-cell>
          <table:table-cell office:value-type="float" office:value="3366" calcext:value-type="float">
            <text:p>3366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4259" calcext:value-type="float">
            <text:p>4259</text:p>
          </table:table-cell>
          <table:table-cell table:style-name="ce5" office:value-type="float" office:value="2892" calcext:value-type="float">
            <text:p>2892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site_category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id</text:p>
          </table:table-cell>
          <table:table-cell office:value-type="float" office:value="8552" calcext:value-type="float">
            <text:p>8552</text:p>
          </table:table-cell>
          <table:table-cell office:value-type="float" office:value="3952" calcext:value-type="float">
            <text:p>3952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4551" calcext:value-type="float">
            <text:p>4551</text:p>
          </table:table-cell>
          <table:table-cell table:style-name="ce5" office:value-type="float" office:value="3434" calcext:value-type="float">
            <text:p>3434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domain</text:p>
          </table:table-cell>
          <table:table-cell office:value-type="float" office:value="559" calcext:value-type="float">
            <text:p>559</text:p>
          </table:table-cell>
          <table:table-cell office:value-type="float" office:value="201" calcext:value-type="float">
            <text:p>20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3" calcext:value-type="float">
            <text:p>203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app_category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character</text:p>
          </table:table-cell>
          <table:table-cell table:formula="of:=&quot;&quot;&quot;&quot; &amp; [.H1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d</text:p>
          </table:table-cell>
          <table:table-cell office:value-type="float" office:value="2686408" calcext:value-type="float">
            <text:p>2686408</text:p>
          </table:table-cell>
          <table:table-cell office:value-type="float" office:value="291759" calcext:value-type="float">
            <text:p>291759</text:p>
          </table:table-cell>
          <table:table-cell table:style-name="ce6" office:value-type="float" office:value="209565" calcext:value-type="float">
            <text:p>209565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ip</text:p>
          </table:table-cell>
          <table:table-cell office:value-type="float" office:value="6729486" calcext:value-type="float">
            <text:p>6729486</text:p>
          </table:table-cell>
          <table:table-cell office:value-type="float" office:value="1077199" calcext:value-type="float">
            <text:p>1077199</text:p>
          </table:table-cell>
          <table:table-cell table:style-name="ce6" office:value-type="float" office:value="609169" calcext:value-type="float">
            <text:p>609169</text:p>
          </table:table-cell>
          <table:table-cell table:style-name="ce6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model</text:p>
          </table:table-cell>
          <table:table-cell office:value-type="float" office:value="8251" calcext:value-type="float">
            <text:p>8251</text:p>
          </table:table-cell>
          <table:table-cell office:value-type="float" office:value="5438" calcext:value-type="float">
            <text:p>5438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typ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7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device_conn_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18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float" office:value="2626" calcext:value-type="float">
            <text:p>2626</text:p>
          </table:table-cell>
          <table:table-cell office:value-type="float" office:value="1257" calcext:value-type="float">
            <text:p>1257</text:p>
          </table:table-cell>
          <table:table-cell table:style-name="ce5" office:value-type="float" office:value="259" calcext:value-type="float">
            <text:p>259</text:p>
          </table:table-cell>
          <table:table-cell table:style-name="ce5" table:number-columns-repeated="2"/>
          <table:table-cell/>
          <table:table-cell office:value-type="string" calcext:value-type="string">
            <text:p>character</text:p>
          </table:table-cell>
          <table:table-cell table:formula="of:=&quot;&quot;&quot;&quot; &amp; [.H19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0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1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float" office:value="435" calcext:value-type="float">
            <text:p>435</text:p>
          </table:table-cell>
          <table:table-cell office:value-type="float" office:value="240" calcext:value-type="float">
            <text:p>24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2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3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4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5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haracter</text:p>
          </table:table-cell>
          <table:table-cell table:formula="of:=&quot;&quot;&quot;&quot; &amp; [.H26] &amp; &quot;&quot;&quot;,&quot;" office:value-type="string" office:string-value="&quot;character&quot;," calcext:value-type="string">
            <text:p>"character",</text:p>
          </table:table-cell>
        </table:table-row>
        <table:table-row table:style-name="ro1" table:number-rows-repeated="104854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aw" table:style-name="ta1">
        <table:table-column table:style-name="co6" table:default-cell-style-name="Default"/>
        <table:table-column table:style-name="co7" table:default-cell-style-name="ce1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a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40428967" calcext:value-type="float">
            <text:p>40428967</text:p>
          </table:table-cell>
          <table:table-cell office:value-type="string" calcext:value-type="string">
            <text:p>rows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577464" calcext:value-type="float">
            <text:p>4577464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09590" calcext:value-type="float">
            <text:p>291095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47282" calcext:value-type="float">
            <text:p>112472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01" calcext:value-type="float">
            <text:p>1300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35" calcext:value-type="float">
            <text:p>20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04" calcext:value-type="float">
            <text:p>77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78" calcext:value-type="float">
            <text:p>577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577" calcext:value-type="float">
            <text:p>435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9463" calcext:value-type="float">
            <text:p>9463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220812" calcext:value-type="float">
            <text:p>2220812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7140632" calcext:value-type="float">
            <text:p>37140632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5304" calcext:value-type="float">
            <text:p>35304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5787" calcext:value-type="float">
            <text:p>5787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903457" calcext:value-type="float">
            <text:p>903457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13512" calcext:value-type="float">
            <text:p>1135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4886838" calcext:value-type="float">
            <text:p>34886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3317443" calcext:value-type="float">
            <text:p>331744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181796" calcext:value-type="float">
            <text:p>21817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Default" office:value-type="float" office:value="1621" calcext:value-type="float">
            <text:p>16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3069" calcext:value-type="float">
            <text:p>3069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1806334" calcext:value-type="float">
            <text:p>1806334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137" calcext:value-type="float">
            <text:p>213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298794" calcext:value-type="float">
            <text:p>298794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Default" office:value-type="float" office:value="103365" calcext:value-type="float">
            <text:p>10336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38136554" calcext:value-type="float">
            <text:p>38136554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Default"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74533" calcext:value-type="float">
            <text:p>745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nner_pos</text:p>
          </table:table-cell>
          <table:table-cell table:style-name="Default" office:value-type="string" calcext:value-type="string">
            <text:p>device_conn_type</text:p>
          </table:table-cell>
          <table:table-cell table:style-name="ce7"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4358510" calcext:value-type="float">
            <text:p>24358510</text:p>
          </table:table-cell>
          <table:table-cell table:style-name="ce7" office:value-type="float" office:value="0.1785063" calcext:value-type="float">
            <text:p>0.17850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497630" calcext:value-type="float">
            <text:p>10497630</text:p>
          </table:table-cell>
          <table:table-cell table:style-name="ce7" office:value-type="float" office:value="0.1873272" calcext:value-type="float">
            <text:p>0.1873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376" calcext:value-type="float">
            <text:p>12376</text:p>
          </table:table-cell>
          <table:table-cell table:style-name="ce7" office:value-type="float" office:value="0.1216871" calcext:value-type="float">
            <text:p>0.1216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table:style-name="ce7" office:value-type="float" office:value="0.182801" calcext:value-type="float">
            <text:p>0.1828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09" calcext:value-type="float">
            <text:p>7609</text:p>
          </table:table-cell>
          <table:table-cell table:style-name="ce7" office:value-type="float" office:value="0.1855697" calcext:value-type="float">
            <text:p>0.18556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5585" calcext:value-type="float">
            <text:p>5585</text:p>
          </table:table-cell>
          <table:table-cell table:style-name="ce7" office:value-type="float" office:value="0.119248" calcext:value-type="float">
            <text:p>0.119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088" calcext:value-type="float">
            <text:p>3088</text:p>
          </table:table-cell>
          <table:table-cell table:style-name="ce7" office:value-type="float" office:value="0.09520725" calcext:value-type="float">
            <text:p>0.09520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780900" calcext:value-type="float">
            <text:p>2780900</text:p>
          </table:table-cell>
          <table:table-cell table:style-name="ce7" office:value-type="float" office:value="0.1293952" calcext:value-type="float">
            <text:p>0.12939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506233" calcext:value-type="float">
            <text:p>506233</text:p>
          </table:table-cell>
          <table:table-cell table:style-name="ce7" office:value-type="float" office:value="0.1540042" calcext:value-type="float">
            <text:p>0.15400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625" calcext:value-type="float">
            <text:p>625</text:p>
          </table:table-cell>
          <table:table-cell table:style-name="ce7" office:value-type="float" office:value="0.0704" calcext:value-type="float">
            <text:p>0.07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7" office:value-type="float" office:value="0.1684211" calcext:value-type="float">
            <text:p>0.16842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table:style-name="ce7" office:value-type="float" office:value="0.1043478" calcext:value-type="float">
            <text:p>0.10434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9475" calcext:value-type="float">
            <text:p>29475</text:p>
          </table:table-cell>
          <table:table-cell table:style-name="ce7" office:value-type="float" office:value="0.3713656" calcext:value-type="float">
            <text:p>0.3713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927287" calcext:value-type="float">
            <text:p>1927287</text:p>
          </table:table-cell>
          <table:table-cell table:style-name="ce7" office:value-type="float" office:value="0.03769496" calcext:value-type="float">
            <text:p>0.037694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43417" calcext:value-type="float">
            <text:p>243417</text:p>
          </table:table-cell>
          <table:table-cell table:style-name="ce7" office:value-type="float" office:value="0.08508034" calcext:value-type="float">
            <text:p>0.085080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0.3076923" calcext:value-type="float">
            <text:p>0.30769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1014" calcext:value-type="float">
            <text:p>11014</text:p>
          </table:table-cell>
          <table:table-cell table:style-name="ce7" office:value-type="float" office:value="0.2459597" calcext:value-type="float">
            <text:p>0.24595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42890" calcext:value-type="float">
            <text:p>42890</text:p>
          </table:table-cell>
          <table:table-cell table:style-name="ce7" office:value-type="float" office:value="0.02961063" calcext:value-type="float">
            <text:p>0.02961063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default-cell-style-name="ce7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banner_pos</text:p>
          </table:table-cell>
          <table:table-cell office:value-type="string" calcext:value-type="string">
            <text:p>device_conn_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4358510" calcext:value-type="float">
            <text:p>24358510</text:p>
          </table:table-cell>
          <table:table-cell table:style-name="ce7" office:value-type="float" office:value="0.1785063" calcext:value-type="float">
            <text:p>0.1785063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497630" calcext:value-type="float">
            <text:p>10497630</text:p>
          </table:table-cell>
          <table:table-cell table:style-name="ce7" office:value-type="float" office:value="0.1873272" calcext:value-type="float">
            <text:p>0.187327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2376" calcext:value-type="float">
            <text:p>12376</text:p>
          </table:table-cell>
          <table:table-cell table:style-name="ce7" office:value-type="float" office:value="0.1216871" calcext:value-type="float">
            <text:p>0.121687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35" calcext:value-type="float">
            <text:p>2035</text:p>
          </table:table-cell>
          <table:table-cell table:style-name="ce7" office:value-type="float" office:value="0.182801" calcext:value-type="float">
            <text:p>0.182801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09" calcext:value-type="float">
            <text:p>7609</text:p>
          </table:table-cell>
          <table:table-cell table:style-name="ce7" office:value-type="float" office:value="0.1855697" calcext:value-type="float">
            <text:p>0.1855697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585" calcext:value-type="float">
            <text:p>5585</text:p>
          </table:table-cell>
          <table:table-cell table:style-name="ce7" office:value-type="float" office:value="0.119248" calcext:value-type="float">
            <text:p>0.119248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088" calcext:value-type="float">
            <text:p>3088</text:p>
          </table:table-cell>
          <table:table-cell table:style-name="ce7" office:value-type="float" office:value="0.09520725" calcext:value-type="float">
            <text:p>0.0952072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780900" calcext:value-type="float">
            <text:p>2780900</text:p>
          </table:table-cell>
          <table:table-cell table:style-name="ce7" office:value-type="float" office:value="0.1293952" calcext:value-type="float">
            <text:p>0.129395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06233" calcext:value-type="float">
            <text:p>506233</text:p>
          </table:table-cell>
          <table:table-cell table:style-name="ce7" office:value-type="float" office:value="0.1540042" calcext:value-type="float">
            <text:p>0.154004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625" calcext:value-type="float">
            <text:p>625</text:p>
          </table:table-cell>
          <table:table-cell table:style-name="ce7" office:value-type="float" office:value="0.0704" calcext:value-type="float">
            <text:p>0.070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95" calcext:value-type="float">
            <text:p>95</text:p>
          </table:table-cell>
          <table:table-cell table:style-name="ce7" office:value-type="float" office:value="0.1684211" calcext:value-type="float">
            <text:p>0.168421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15" calcext:value-type="float">
            <text:p>115</text:p>
          </table:table-cell>
          <table:table-cell table:style-name="ce7" office:value-type="float" office:value="0.1043478" calcext:value-type="float">
            <text:p>0.104347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9475" calcext:value-type="float">
            <text:p>29475</text:p>
          </table:table-cell>
          <table:table-cell table:style-name="ce7" office:value-type="float" office:value="0.3713656" calcext:value-type="float">
            <text:p>0.3713656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927287" calcext:value-type="float">
            <text:p>1927287</text:p>
          </table:table-cell>
          <table:table-cell table:style-name="ce7" office:value-type="float" office:value="0.03769496" calcext:value-type="float">
            <text:p>0.03769496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243417" calcext:value-type="float">
            <text:p>243417</text:p>
          </table:table-cell>
          <table:table-cell table:style-name="ce7" office:value-type="float" office:value="0.08508034" calcext:value-type="float">
            <text:p>0.0850803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78" calcext:value-type="float">
            <text:p>78</text:p>
          </table:table-cell>
          <table:table-cell table:style-name="ce7" office:value-type="float" office:value="0.3076923" calcext:value-type="float">
            <text:p>0.307692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1014" calcext:value-type="float">
            <text:p>11014</text:p>
          </table:table-cell>
          <table:table-cell table:style-name="ce7" office:value-type="float" office:value="0.2459597" calcext:value-type="float">
            <text:p>0.2459597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42890" calcext:value-type="float">
            <text:p>42890</text:p>
          </table:table-cell>
          <table:table-cell table:style-name="ce7" office:value-type="float" office:value="0.02961063" calcext:value-type="float">
            <text:p>0.02961063</text:p>
          </table:table-cell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00/00/0000</text:date>, <text:time style:data-style-name="N2" text:time-value="08:29:07.6547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1T20:49:44.872450000</meta:creation-date>
    <dc:date>2014-12-29T09:44:58.616185000</dc:date>
    <meta:editing-duration>PT16H11M48S</meta:editing-duration>
    <meta:editing-cycles>21</meta:editing-cycles>
    <meta:generator>LibreOffice/4.2.3.3$MacOSX_X86_64 LibreOffice_project/882f8a0a489bc99a9e60c7905a60226254cb6ff0</meta:generator>
    <meta:document-statistic meta:table-count="3" meta:cell-count="403" meta:object-count="0"/>
  </office:meta>
</office:document-meta>
</file>